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February 8, 2022 (04:58:0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The 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the user until the user provides valid input.</text:p>
      <text:list text:style-name="L3">
        <text:list-item>
          <text:p text:style-name="P11">Write a loop that displays: <text:span text:style-name="NormalTok">Enter yes to quit</text:span><text:span text:style-name="OperatorTok">:</text:span> then checks the user’s input. Consider any of these variations to mean yes: “yes”, “YES”, “y”, “Y”. Once the user enters yes, exit the loop.</text:p>
        </text:list-item>
        <text:list-item>
          <text:p text:style-name="P11">Ask the user to enter a positive integer, between 2 and 100 (including the boundary values 2 and 100). Make sure the value the user enters is between these bounds. Then compute the sum of integers starting from 1 up to the integer user entered, and finally display that sum. Here are examples:</text:p>
          <text:list text:style-name="L4">
            <text:list-item>
              <text:p text:style-name="P12">if the user enters 5, compute: 1 + 2 + 3 + 4 + 5, then display 15 on the screen</text:p>
            </text:list-item>
            <text:list-item>
              <text:p text:style-name="P12">if the user enters 8, compute: 1 + 2 + 3 + 4 + 5 + 6 + 7 + 8, then display 36 on the screen</text:p>
            </text:list-item>
          </text:list>
        </text:list-item>
        <text:list-item>
          <text:p text:style-name="P11">Do this next problem using the <text:span text:style-name="DataTypeTok">decimal</text:span> type. Ask the user to enter any numbers (can be positive, negative, or zero). Ignore all non-numeric inputs. Choose an appropriate sentinel value to enable the user to indicate when they are done. Compute and display the average of all the numbers the user entered. If the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which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solutio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21:58:17Z</meta:creation-date>
    <dc:date>2022-02-08T21:58:17Z</dc:date>
    <meta:user-defined meta:name="date" meta:value-type="string">February   8, 2022 (04:58:0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